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.529cm" fo:margin-right="0cm" fo:text-indent="-1.289cm" style:auto-text-indent="false">
        <style:tab-stops/>
      </style:paragraph-properties>
      <style:text-properties style:font-name="DejaVu Sans" fo:font-weight="bold" style:font-weight-asian="bold" style:font-weight-complex="bold"/>
    </style:style>
    <style:style style:name="P2" style:family="paragraph" style:parent-style-name="Standard" style:list-style-name="L1">
      <style:paragraph-properties fo:margin-left="0.529cm" fo:margin-right="0cm" fo:text-indent="-1.289cm" style:auto-text-indent="false">
        <style:tab-stops/>
      </style:paragraph-properties>
      <style:text-properties style:font-name="DejaVu Sans"/>
    </style:style>
    <style:style style:name="P3" style:family="paragraph" style:parent-style-name="Standard" style:list-style-name="L1">
      <style:paragraph-properties fo:margin-left="0.529cm" fo:margin-right="0cm" fo:text-indent="-1.289cm" style:auto-text-indent="false">
        <style:tab-stops/>
      </style:paragraph-properties>
      <style:text-properties style:font-name="DejaVu Sans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8370019" text:style-name="L1">
        <text:list-header>
          <text:p text:style-name="P1">Nome do Projeto</text:p>
          <text:p text:style-name="P2"/>
          <text:p text:style-name="P2">Cantinho da Leitura</text:p>
          <text:p text:style-name="P2"/>
          <text:p text:style-name="P1">Apresentação</text:p>
          <text:p text:style-name="P2"/>
          <text:p text:style-name="P2">O Projeto “Cantinho da Leitura” propõe a transformação do espaço estudantil criando espaços de leitura nas salas de aulas de educação infantil.</text:p>
          <text:p text:style-name="P2"/>
          <text:p text:style-name="P1">Histórico da Organização Responsável</text:p>
          <text:p text:style-name="P3"/>
          <text:p text:style-name="P2">O Projeto “Cantinho da Leitura” é uma das atividades realizadas pela prática da Disciplina “Processos de Alfabetização” dos cursos de Pedagogia e Licenciaturas da Universidade de Brasília em parceria com escolas da Rede Pública de Ensino do Distrito Federal.</text:p>
          <text:p text:style-name="P2">Neste ano de 2014, inicia as atividades com a Escola Classe nº 01 da Vila Estrutural e inaugura espaços de leitura nas turmas da escola.</text:p>
          <text:p text:style-name="P2"/>
          <text:p text:style-name="P1">Objetivos</text:p>
          <text:p text:style-name="P2"/>
          <text:p text:style-name="P2">Incentivar e promover a leitura.</text:p>
          <text:p text:style-name="P2"/>
          <text:p text:style-name="P2"><text:span text:style-name="T1">Justificativa</text:span></text:p>
          <text:p text:style-name="P2"/>
          <text:p text:style-name="P2">Carência de espaços de leitura em instituições públicas de ensino infantil e formação de leitores.</text:p>
          <text:p text:style-name="P2"/>
          <text:p text:style-name="P1">Abrangência e público-alvo</text:p>
          <text:p text:style-name="P2"/>
          <text:p text:style-name="P2">Instituições públicas da rede de ensino infantil do Distrito Federal e Entorno; público infantil.</text:p>
          <text:p text:style-name="P2"/>
          <text:p text:style-name="P2"><text:span text:style-name="T1">Impactos socioculturais e econômicos</text:span></text:p>
          <text:p text:style-name="P2"/>
          <text:p text:style-name="P2">Transformação da sociedade pela atuação permanente da criança em seus ambientes sociais (família, escola e sociedade) e atividades culturais entre membros da comunidade escolar (alunos, pais e professores).</text:p>
          <text:p text:style-name="P2"/>
          <text:p text:style-name="P1">Metas, etapas, atividades e cronograma de execução</text:p>
          <text:p text:style-name="P3"/>
          <text:p text:style-name="P2">Trabalhar, conforme faixa-etária, atividades de alfabetização e o prazer pela leitura utilizando atividades lúdico-didáticas para apropriação do Sistema de Escrita Alfabética, Consciência Fonológica e Ortografia do Português Brasileiro.</text:p>
          <text:p text:style-name="P2"/>
          <text:p text:style-name="P2"><text:span text:style-name="T1">Equipe técnica</text:span></text:p>
          <text:p text:style-name="P2"><text:span text:style-name="T1"/></text:p>
          <text:p text:style-name="P2">Janaina de Melo Nogueira, Diretora da Escola Classe nº 01 da Vila Estrutural; Paula Cobucci, Professora da Faculdade de Educação da Universidade de Brasília; Alunos da Disciplina “Processos de Alfabetização dos cursos de Pedagogia e Licenciaturas da Universidade de Brasília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67cm" fo:margin-bottom="1.76cm" fo:margin-left="2cm" fo:margin-right="1.37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5-08T18:57:57</meta:creation-date>
    <dc:date>2014-05-11T16:00:19</dc:date>
    <dc:creator>ska </dc:creator>
    <meta:editing-duration>PT1H54M7S</meta:editing-duration>
    <meta:editing-cycles>13</meta:editing-cycles>
    <meta:generator>LibreOffice/3.5$Linux_x86 LibreOffice_project/350m1$Build-2</meta:generator>
    <meta:document-statistic meta:table-count="0" meta:image-count="0" meta:object-count="0" meta:page-count="1" meta:paragraph-count="19" meta:word-count="251" meta:character-count="1128" meta:non-whitespace-character-count="1497"/>
  </office:meta>
</office:document-meta>
</file>